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5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0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yaml config</text:p>
          </table:table-cell>
          <table:table-cell table:style-name="ce1" office:value-type="string" calcext:value-type="string">
            <text:p>blanket error</text:p>
          </table:table-cell>
          <table:table-cell office:value-type="string" calcext:value-type="string">
            <text:p>meaningful chang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mpty map</text:p>
          </table:table-cell>
          <table:table-cell office:value-type="string" calcext:value-type="string">
            <text:p>one point</text:p>
          </table:table-cell>
          <table:table-cell office:value-type="string" calcext:value-type="string">
            <text:p>several points</text:p>
          </table:table-cell>
        </table:table-row>
        <table:table-row table:style-name="ro1">
          <table:table-cell office:value-type="string" calcext:value-type="string">
            <text:p>#### BASIC MAP SETTING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es_sensor: true</text:p>
          </table:table-cell>
          <table:table-cell office:value-type="string" calcext:value-type="string">
            <text:p>To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 to test on mob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_latitude: 12.0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diately overr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_longitude: 133.22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diately overr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_zoom: 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s contr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_map_width: 4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s contr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_map_height: 5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s control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MAP CONTRO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p_type_default_zero_to_two: 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w_finder_size: 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_add_type_control: tru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eems to be set to normal map with terrain sho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_control_size_one_to_three: 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m bar shrinks but no visible diff. To pa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_scale_info_size_in_pixels: 1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INFORMATION AROUND THE 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ault_title: "check out the map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mmediately overr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_where_statement_description: "how we have selected our points..."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_status_at_all: fal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kml_link: fal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den_layers_removed_from_list: fal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_page_title: false</text:p>
          </table:table-cell>
          <table:table-cell office:value-type="string" calcext:value-type="string">
            <text:p>To Test</text:p>
          </table:table-cell>
          <table:table-cell/>
          <table:table-cell office:value-type="string" calcext:value-type="string">
            <text:p>Need to test when changing between ma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_of_items_before_showing_list: 3</text:p>
          </table:table-cell>
          <table:table-cell office:value-type="string" calcext:value-type="string">
            <text:p>To Test</text:p>
          </table:table-cell>
          <table:table-cell/>
          <table:table-cell office:value-type="string" calcext:value-type="string">
            <text:p>Need to test with multiple points on the m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le_div_id: "GmapTitleID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_bar_div_id: "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_down_div_id: "GoogleMapDropDownList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_list_div_id: ""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ions_div_id: ""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_div_id: "StatusBar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INFO WIND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fo_window_options: "{zoomLevel:3, maxWidth: 500}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antipodean: fals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directions: fals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current_address_finder: fals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utton appears but error when clic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zoom_in_button: ""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utton appears but error when clic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close_up_button: ""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utton appears but error when clic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close_window_button: ""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utton appears but error when clic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jax_info_window_text: "view details"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MAR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_points_to_map: tr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ight mouse lick makes whole map b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delete_marker_button: "remove this location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_options: "{draggable:false,bouncy:true,title: 'click me'}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IC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ault_icon_url: ""</text:p>
          </table:table-cell>
          <table:table-cell table:number-columns-repeated="2"/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_folder: "googlemap/images/icons/"</text:p>
          </table:table-cell>
          <table:table-cell table:number-columns-repeated="2"/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_width: 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on_height: 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on_image_map: "[0,0 , 3,2 , 7,7]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on_extension: "png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on_max_count: 12</text:p>
          </table:table-cell>
          <table:table-cell office:value-type="string" calcext:value-type="string">
            <text:p>To test</text:p>
          </table:table-cell>
          <table:table-cell/>
          <table:table-cell office:value-type="string" calcext:value-type="string">
            <text:p>To Test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POLY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e_colour: "#dcb916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_width: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_opacity: 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_colour: "#dcb916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_opacity: 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_icon: ""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/>#### STATIC 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ow_static_map_first: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_map_settings: "maptype=terrain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_icon: "red1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e_static_map_locally: false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ADDRE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_address_finder: 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ault_country_code: "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ault_address_text: "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_shown_in_around_me: 7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 DIRECTI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cale_for_results: "en_NZ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yle_sheet_url: "googlemap/css/googleMapDirections.css"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SERVER INTERAC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t_form_field_id: "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ng_form_field_id: ""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2:22:16.764041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2:33:52.136409938</meta:creation-date>
    <dc:date>2015-03-15T12:29:06.015917406</dc:date>
    <meta:editing-duration>PT1H42M32S</meta:editing-duration>
    <meta:editing-cycles>5</meta:editing-cycles>
    <meta:generator>LibreOffice/4.2.7.2$Linux_X86_64 LibreOffice_project/420m0$Build-2</meta:generator>
    <meta:document-statistic meta:table-count="1" meta:cell-count="185" meta:object-count="0"/>
  </office:meta>
</office:document-meta>
</file>